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line-height="150%"/>
      <style:text-properties officeooo:rsid="000912e7" officeooo:paragraph-rsid="000a9f4b"/>
    </style:style>
    <style:style style:name="P2" style:family="paragraph" style:parent-style-name="Standard">
      <style:paragraph-properties fo:line-height="150%"/>
      <style:text-properties fo:font-style="normal" officeooo:rsid="000e71e3" officeooo:paragraph-rsid="000e71e3" style:font-style-asian="normal" style:font-style-complex="normal"/>
    </style:style>
    <style:style style:name="P3" style:family="paragraph" style:parent-style-name="Standard" style:list-style-name="L2">
      <style:paragraph-properties fo:line-height="150%"/>
      <style:text-properties fo:font-style="normal" officeooo:rsid="000e71e3" officeooo:paragraph-rsid="000e71e3" style:font-style-asian="normal" style:font-style-complex="normal"/>
    </style:style>
    <style:style style:name="P4" style:family="paragraph" style:parent-style-name="Standard" style:list-style-name="L2">
      <style:paragraph-properties fo:line-height="150%"/>
      <style:text-properties fo:font-style="normal" officeooo:rsid="000f66ce" officeooo:paragraph-rsid="000f66ce" style:font-style-asian="normal" style:font-style-complex="normal"/>
    </style:style>
    <style:style style:name="P5" style:family="paragraph" style:parent-style-name="Standard">
      <style:paragraph-properties fo:line-height="150%"/>
      <style:text-properties fo:font-style="normal" officeooo:rsid="0013f27c" officeooo:paragraph-rsid="0013f27c" style:font-style-asian="normal" style:font-style-complex="normal"/>
    </style:style>
    <style:style style:name="P6" style:family="paragraph" style:parent-style-name="Standard">
      <style:paragraph-properties fo:line-height="150%"/>
      <style:text-properties fo:font-style="normal" officeooo:rsid="00175fd5" officeooo:paragraph-rsid="00175fd5" style:font-style-asian="normal" style:font-style-complex="normal"/>
    </style:style>
    <style:style style:name="P7" style:family="paragraph" style:parent-style-name="Standard">
      <style:paragraph-properties fo:line-height="150%"/>
      <style:text-properties fo:font-style="normal" officeooo:rsid="0015607c" officeooo:paragraph-rsid="0015607c" style:font-style-asian="normal" style:font-style-complex="normal"/>
    </style:style>
    <style:style style:name="P8" style:family="paragraph" style:parent-style-name="Standard">
      <style:paragraph-properties fo:line-height="150%"/>
      <style:text-properties fo:font-style="normal" fo:font-weight="bold" officeooo:rsid="001958ce" officeooo:paragraph-rsid="001958ce" style:font-style-asian="normal" style:font-weight-asian="bold" style:font-style-complex="normal" style:font-weight-complex="bold"/>
    </style:style>
    <style:style style:name="P9" style:family="paragraph" style:parent-style-name="Standard">
      <style:paragraph-properties fo:line-height="150%"/>
      <style:text-properties officeooo:rsid="0007a40c" officeooo:paragraph-rsid="0007a40c"/>
    </style:style>
    <style:style style:name="P10" style:family="paragraph" style:parent-style-name="Standard" style:list-style-name="L1">
      <style:paragraph-properties fo:line-height="150%"/>
      <style:text-properties officeooo:paragraph-rsid="0007beab"/>
    </style:style>
    <style:style style:name="P11" style:family="paragraph" style:parent-style-name="Standard" style:list-style-name="L1">
      <style:paragraph-properties fo:line-height="150%"/>
      <style:text-properties officeooo:paragraph-rsid="000a9f4b"/>
    </style:style>
    <style:style style:name="P12" style:family="paragraph" style:parent-style-name="Standard">
      <style:paragraph-properties fo:line-height="150%"/>
      <style:text-properties officeooo:paragraph-rsid="000c50b6"/>
    </style:style>
    <style:style style:name="P13" style:family="paragraph" style:parent-style-name="Standard" style:list-style-name="L2">
      <style:paragraph-properties fo:line-height="150%"/>
      <style:text-properties officeooo:paragraph-rsid="00111310"/>
    </style:style>
    <style:style style:name="P14" style:family="paragraph" style:parent-style-name="Standard">
      <style:paragraph-properties fo:line-height="150%"/>
      <style:text-properties officeooo:paragraph-rsid="0013f27c"/>
    </style:style>
    <style:style style:name="P15" style:family="paragraph" style:parent-style-name="Standard">
      <style:paragraph-properties fo:line-height="150%"/>
      <style:text-properties officeooo:paragraph-rsid="00175fd5"/>
    </style:style>
    <style:style style:name="P16" style:family="paragraph" style:parent-style-name="Standard">
      <style:paragraph-properties fo:line-height="150%"/>
      <style:text-properties officeooo:paragraph-rsid="0015607c"/>
    </style:style>
    <style:style style:name="P17" style:family="paragraph" style:parent-style-name="Standard">
      <style:paragraph-properties fo:line-height="150%"/>
      <style:text-properties officeooo:paragraph-rsid="0007a40c"/>
    </style:style>
    <style:style style:name="P18" style:family="paragraph" style:parent-style-name="Standard">
      <style:paragraph-properties fo:line-height="150%"/>
      <style:text-properties officeooo:rsid="000e71e3" officeooo:paragraph-rsid="000e71e3"/>
    </style:style>
    <style:style style:name="P19" style:family="paragraph" style:parent-style-name="Standard">
      <style:paragraph-properties fo:line-height="150%"/>
      <style:text-properties officeooo:rsid="000a9f4b" officeooo:paragraph-rsid="000a9f4b"/>
    </style:style>
    <style:style style:name="P20" style:family="paragraph" style:parent-style-name="Standard">
      <style:paragraph-properties fo:line-height="150%"/>
      <style:text-properties officeooo:rsid="00134742" officeooo:paragraph-rsid="00134742"/>
    </style:style>
    <style:style style:name="T1" style:family="text">
      <style:text-properties officeooo:rsid="0007a40c"/>
    </style:style>
    <style:style style:name="T2" style:family="text">
      <style:text-properties fo:font-style="italic" style:font-style-asian="italic" style:font-style-complex="italic"/>
    </style:style>
    <style:style style:name="T3" style:family="text">
      <style:text-properties fo:font-style="italic" officeooo:rsid="0007a40c" style:font-style-asian="italic" style:font-style-complex="italic"/>
    </style:style>
    <style:style style:name="T4" style:family="text">
      <style:text-properties officeooo:rsid="0007beab"/>
    </style:style>
    <style:style style:name="T5" style:family="text">
      <style:text-properties fo:font-style="normal" style:font-style-asian="normal" style:font-style-complex="normal"/>
    </style:style>
    <style:style style:name="T6" style:family="text">
      <style:text-properties fo:font-style="normal" officeooo:rsid="0007beab" style:font-style-asian="normal" style:font-style-complex="normal"/>
    </style:style>
    <style:style style:name="T7" style:family="text">
      <style:text-properties fo:font-style="normal" officeooo:rsid="000912e7" style:font-style-asian="normal" style:font-style-complex="normal"/>
    </style:style>
    <style:style style:name="T8" style:family="text">
      <style:text-properties fo:font-style="normal" officeooo:rsid="000a9f4b" style:font-style-asian="normal" style:font-style-complex="normal"/>
    </style:style>
    <style:style style:name="T9" style:family="text">
      <style:text-properties fo:font-style="normal" officeooo:rsid="000c50b6" style:font-style-asian="normal" style:font-style-complex="normal"/>
    </style:style>
    <style:style style:name="T10" style:family="text">
      <style:text-properties fo:font-style="normal" officeooo:rsid="000d4190" style:font-style-asian="normal" style:font-style-complex="normal"/>
    </style:style>
    <style:style style:name="T11" style:family="text">
      <style:text-properties fo:font-style="normal" officeooo:rsid="000e71e3" style:font-style-asian="normal" style:font-style-complex="normal"/>
    </style:style>
    <style:style style:name="T12" style:family="text">
      <style:text-properties fo:font-style="normal" officeooo:rsid="00111310" style:font-style-asian="normal" style:font-style-complex="normal"/>
    </style:style>
    <style:style style:name="T13" style:family="text">
      <style:text-properties fo:font-style="normal" officeooo:rsid="00175fd5" style:font-style-asian="normal" style:font-style-complex="normal"/>
    </style:style>
    <style:style style:name="T14" style:family="text">
      <style:text-properties fo:font-style="normal" officeooo:rsid="0015607c" style:font-style-asian="normal" style:font-style-complex="normal"/>
    </style:style>
    <style:style style:name="T15" style:family="text">
      <style:text-properties fo:font-style="normal" officeooo:rsid="0013f27c" style:font-style-asian="normal" style:font-style-complex="normal"/>
    </style:style>
    <style:style style:name="T16" style:family="text">
      <style:text-properties fo:font-style="normal" officeooo:rsid="001803bc" style:font-style-asian="normal" style:font-style-complex="normal"/>
    </style:style>
    <style:style style:name="T17" style:family="text">
      <style:text-properties fo:font-style="normal" officeooo:rsid="001958ce" style:font-style-asian="normal" style:font-style-complex="normal"/>
    </style:style>
    <style:style style:name="T18" style:family="text">
      <style:text-properties officeooo:rsid="001803bc"/>
    </style:style>
    <style:style style:name="T19" style:family="text">
      <style:text-properties officeooo:rsid="001958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utonomous vehicles are vehicles that can be operated without a human to control it (TWI, para. 1). <text:s/>This can be separated into six different levels of automation:</text:p>
      <text:list xml:id="list6259991" text:style-name="L1">
        <text:list-item>
          <text:p text:style-name="P10"><text:span text:style-name="T4">0 – No Automation – The human driver handles all driving tasks even with warning and intervention systems</text:span><text:span text:style-name="T6"> (SAE </text:span><text:span text:style-name="T8">International 2018</text:span><text:span text:style-name="T6">, p. 1</text:span><text:span text:style-name="T8">9)</text:span><text:span text:style-name="T6">.</text:span></text:p>
        </text:list-item>
        <text:list-item>
          <text:p text:style-name="P11"><text:span text:style-name="T6">1 – Driver Assistance – </text:span><text:span text:style-name="T7">T</text:span><text:span text:style-name="T6">he vehicle handles either steering or acceleration/deceleration while the driver </text:span><text:span text:style-name="T7">does everything else </text:span><text:span text:style-name="T6">(SAE </text:span><text:span text:style-name="T8">International 2018</text:span><text:span text:style-name="T6">, p. 1</text:span><text:span text:style-name="T8">9)</text:span><text:span text:style-name="T6">.</text:span></text:p>
        </text:list-item>
        <text:list-item>
          <text:p text:style-name="P11"><text:span text:style-name="T6">2 – Partial Automation – </text:span><text:span text:style-name="T7">T</text:span><text:span text:style-name="T6">he vehicle handles both steering and acceleration/deceleration </text:span><text:span text:style-name="T7">while the driver is responsible for everything else, such as monitoring </text:span><text:span text:style-name="T6">(SAE </text:span><text:span text:style-name="T8">International 2018</text:span><text:span text:style-name="T6">, p. 1</text:span><text:span text:style-name="T8">9).</text:span></text:p>
        </text:list-item>
        <text:list-item>
          <text:p text:style-name="P1"><text:span text:style-name="T5">3 – Conditional Automation – The vehicle handles all driving tasks with a fallback of human intervention if the vehicle requests it </text:span><text:span text:style-name="T6">(SAE </text:span><text:span text:style-name="T8">International 2018</text:span><text:span text:style-name="T6">, p. 1</text:span><text:span text:style-name="T8">9)</text:span><text:span text:style-name="T5">.</text:span></text:p>
        </text:list-item>
        <text:list-item>
          <text:p text:style-name="P1"><text:span text:style-name="T5">4 – High Automation – The vehicle handles all driving tasks </text:span><text:span text:style-name="T8">under limited conditions </text:span><text:span text:style-name="T5">including handling driving tasks </text:span><text:span text:style-name="T6">(SAE </text:span><text:span text:style-name="T8">International 2018</text:span><text:span text:style-name="T6">, p. 1</text:span><text:span text:style-name="T8">9)</text:span><text:span text:style-name="T5">.</text:span></text:p>
        </text:list-item>
        <text:list-item>
          <text:p text:style-name="P1"><text:span text:style-name="T5">5 – Full Automation – The vehicle can do all driving tasks under all conditions without intervention </text:span><text:span text:style-name="T6">(SAE </text:span><text:span text:style-name="T8">International 2018</text:span><text:span text:style-name="T6">, p. 1</text:span><text:span text:style-name="T8">9)</text:span><text:span text:style-name="T5">.</text:span></text:p>
        </text:list-item>
      </text:list>
      <text:p text:style-name="P12"><text:span text:style-name="T9">Currently, the state of the art </text:span><text:span text:style-name="T10">for the general public </text:span><text:span text:style-name="T9">seems to be b</text:span><text:span text:style-name="T10">etween the level 2 and 3 </text:span><text:span text:style-name="T9">mark, both Tesla’s Autopilot and Cadillac’s Super Cruise systems able to fully automate driving only under specific conditions, </text:span><text:span text:style-name="T10">and still requires human attention</text:span><text:span text:style-name="T9">. <text:s/>There are also other companies, such as Waymo, who are able to achieve level 4 automation, however they are typically limited to small geographic areas </text:span><text:span text:style-name="T10">that can be thoroughly mapped </text:span><text:span text:style-name="T16">(Kasilkowski 2019, para. 5)</text:span><text:span text:style-name="T10">. <text:s/></text:span><text:span text:style-name="T11">There is already a large proliferation of technologies such as adaptive cruise control (level 1 automation), and other assistive technologies such as lane-keeping assist and blind-spot monitoring to augment this.</text:span></text:p>
      <text:p text:style-name="P18"><text:span text:style-name="T10">W</text:span><text:span text:style-name="T5">ith the current state of the technology, full level 5 automation seems to be relatively far off despite the promises of companies such as Tesla. <text:s/>We are likely to see level 3 automation to become more and more common over the next three years, with level 4 becoming more and more relevant as companies continue to evolve their products beyond existing small geographic areas. <text:s/>The rollout of anything beyond level 3 automation to the general public’s use soon seems unlikely, as level 4 automation seems to be restricted to heavily mapped geographic areas. <text:s/>Level 4 automation seems like it will still be confined to certain geographic areas with the use of taxis and shuttles with only the covered geographic areas increasing.</text:span></text:p>
      <text:p text:style-name="P2">The technologies that make this possible include:</text:p>
      <text:list xml:id="list1238497374" text:style-name="L2">
        <text:list-item>
          <text:p text:style-name="P3">Artificial intelligence: <text:s/>Artificial intelligence is used with all other systems to support image recognition for things such as road signs. <text:s/>It also can be used to make rapid decisions in response to information from the various sensors and cameras in the vehicle.</text:p>
        </text:list-item>
        <text:list-item>
          <text:p text:style-name="P3"><text:soft-page-break/>GPS: GPS allows the car to determine it’s current position, which when combined with other information allows the car (using AI) to make decisions, such as slowing down before a bend. <text:s/><text:span text:style-name="T18">This, along with updated real time traffic information, can assist the car into making dynamic route decisions for the fastest route, to avoid traffic, and to avoid potentially dangerous situations.</text:span></text:p>
        </text:list-item>
        <text:list-item>
          <text:p text:style-name="P4">Detection technologies: <text:s/>This includes LIDAR, RADAR, and cameras. <text:s/>These technologies effectively allow the car to “see” what is around them. <text:s/>This ability to “see” allows the car to navigate around obstacles, see lane and road markings and see road signs and stoplights. Also, using image data, it can also assist in further pinpointing a car’s location using the detection of landmarks. <text:s/></text:p>
        </text:list-item>
        <text:list-item>
          <text:p text:style-name="P13"><text:span text:style-name="T12">Internet connectivity: <text:s/>Because all of the processing technology is not able to used simply by the on board computer, a lot of tasks are offloaded onto the cloud, like the processing of data gathered to support machine learning. <text:s/>In future, there is also potential for </text:span><text:span text:style-name="T16">Vehicle</text:span><text:span text:style-name="T12"> to Infrastructure (V2I) technology that allows the car to communicate directly with infrastructure such as traffic signals. <text:s/>This will all be supported by the advent 5G rollout, which promises much faster mobile data speeds than we currently have. <text:s/>This internet connectivity also allows the continual update of the software embedded in the autonomous car, allowing for continual improvement of self-driving capabilities.</text:span></text:p>
        </text:list-item>
      </text:list>
      <text:p text:style-name="P14"><text:span text:style-name="T12">A</text:span><text:span text:style-name="T15">s the development of autonomous vehicle technology continues, there are likely to be t</text:span><text:span text:style-name="T13">wo </text:span><text:span text:style-name="T15">obvious effects: <text:s/>the effect on the daily commute and the effect on careers reliant on vehicles. <text:s/></text:span><text:span text:style-name="T13">We may even see an increase in safety and less traffic congestion. <text:s/></text:span><text:span text:style-name="T17">In daily life, we will also have more “free time”, as we will no longer need to focus on the actual driving task.</text:span></text:p>
      <text:p text:style-name="P5">For the daily commute, the use of autonomous vehicle will give rise to commuters having more and more time to do other things besides driving. <text:s/>It will also allow commuters to go longer distances to go about their daily lives. <text:s/>With the mental burden of driving being taken away, commuters will be able to relax or do work whereas they would be previously occupied with the task of driving. <text:s/>With the ability to go longer distances, potential job-seekers can look further afield for jobs or live further <text:s/>from major cities. <text:s/></text:p>
      <text:p text:style-name="P5">Also, with the rise of autonomous vehicles, jobs such as taxi drivers and truck drivers will likely become more and more rare, as these roles will be supplanted by autonomous cabs and trucks.</text:p>
      <text:p text:style-name="P15"><text:span text:style-name="T13">Depending on the development of the technology, we may see an increase in safety due to the task of driving being taken out of e</text:span><text:span text:style-name="T16">asily distracted</text:span><text:span text:style-name="T13"> human hands. <text:s/>And with the algorithms in the cars becoming “smarter” and more intercommunication between cars, we may see better traffic management. <text:s/></text:span><text:span text:style-name="T16">Even with today’s autonomous vehicle technology, we already have technology that </text:span><text:soft-page-break/><text:span text:style-name="T16">can help us keep our lane, assist with emergency breaking, and assist with avoidance of obstacles, helping us mitigate our relatively slow reaction time and our penchant for being distracted.</text:span></text:p>
      <text:p text:style-name="P16"><text:span text:style-name="T14">In our daily lives, the primary impact will be one of less mental energy being spent on driving. <text:s/>In my daily life, I spend quite a bit of time driving to and from work, as I have to commute from Shellharbour to Sydney. <text:s/>With an autonomous vehicle, the time I spend getting to work can also be spent doing other things, like leisure activities or o</text:span><text:span text:style-name="T13">ther tasks</text:span><text:span text:style-name="T14">. <text:s/>Depending on the safety of autonomous vehicle technology, I may even be safer, especially because I would not be driving while fatigued. <text:s/>This is especially important because I tend to travel early in the morning or late at night </text:span><text:span text:style-name="T16">because of my job’s odd working hours.</text:span></text:p>
      <text:p text:style-name="P7">My partner would also see the same benefits, however, she does not drive quite as far. <text:s/>However, it may mean she can look for other work that is based further away than our local area.</text:p>
      <text:p text:style-name="P6">Daily travelling to the shops and doing errands would become less mentally taxing, and the time normally spent driving would now not be “wasted”.</text:p>
      <text:p text:style-name="P6">With the advent of driverless cabs and shuttles, we may even decide to ditch car ownership altogether, and rely on on-demand transport, especially since these services would no longer need to depend on individual drivers in each car. <text:s/><text:span text:style-name="T19">Depending on the cost of such services, this could mean less money spent on car ownership and maintenance.</text:span></text:p>
      <text:p text:style-name="P8">References</text:p>
      <text:p text:style-name="P20"><text:span text:style-name="T5">Kasilkowski, A 2019, “Everything you need to know about autonomous vehicles”, 30 June, viewed 7 January 2020, &lt;https://www.digitaltrends.com/cars/the-current-state-of-autonomous-vehicles/&gt;</text:span></text:p>
      <text:p text:style-name="P19">SAE International 2018, <text:span text:style-name="T2">Taxonomy and Definitions for Terms Related to Driving Automation Systems for On-Road Motor Vehicle</text:span><text:span text:style-name="T5">, </text:span><text:span text:style-name="T9">J3016 JUN2018, viewed 6 January 2020, &lt;https://www.sae.org/standards/content/j3016_201806/&gt;.</text:span></text:p>
      <text:p text:style-name="P17"><text:span text:style-name="T1">TWI n.d., </text:span><text:span text:style-name="T3">What is an Autonomous Vehicle?, </text:span><text:span text:style-name="T6">TWI, viewed 6 January 2</text:span><text:span text:style-name="T9">020,</text:span><text:span text:style-name="T6"> &lt;https://www.twi-global.com/technical-knowledge/faqs/what-is-an-autonomous-vehicle&g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6T06:58:23.099195118</meta:creation-date>
    <dc:date>2020-01-11T08:55:42.753254584</dc:date>
    <meta:editing-duration>PT26M29S</meta:editing-duration>
    <meta:editing-cycles>3</meta:editing-cycles>
    <meta:generator>LibreOffice/6.3.3.2$Linux_X86_64 LibreOffice_project/30$Build-2</meta:generator>
    <meta:document-statistic meta:table-count="0" meta:image-count="0" meta:object-count="0" meta:page-count="3" meta:paragraph-count="26" meta:word-count="1237" meta:character-count="7824" meta:non-whitespace-character-count="6576"/>
  </office:meta>
</office:document-meta>
</file>